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3e33c6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fo:font-weight="normal" officeooo:rsid="002c06b5" style:font-weight-asian="normal" style:font-weight-complex="normal"/>
    </style:style>
    <style:style style:name="T11" style:family="text">
      <style:text-properties officeooo:rsid="00192eb6"/>
    </style:style>
    <style:style style:name="T12" style:family="text">
      <style:text-properties officeooo:rsid="001a3a22"/>
    </style:style>
    <style:style style:name="T13" style:family="text">
      <style:text-properties officeooo:rsid="001cec9d"/>
    </style:style>
    <style:style style:name="T14" style:family="text">
      <style:text-properties officeooo:rsid="0024f736"/>
    </style:style>
    <style:style style:name="T15" style:family="text">
      <style:text-properties officeooo:rsid="0026279d"/>
    </style:style>
    <style:style style:name="T16" style:family="text">
      <style:text-properties officeooo:rsid="00269c2a"/>
    </style:style>
    <style:style style:name="T17" style:family="text">
      <style:text-properties officeooo:rsid="002c06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5dbf"/>
    </style:style>
    <style:style style:name="T20" style:family="text">
      <style:text-properties officeooo:rsid="003cf3ea"/>
    </style:style>
    <style:style style:name="T21" style:family="text">
      <style:text-properties officeooo:rsid="003fd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7"><text:span text:style-name="T18">Hooded pitohui </text:span><text:span text:style-name="T10">[бел. авт. Pitohui dichrous]</text:span><text:span text:style-name="T18"> - the most poisonous bird -</text:span> <text:span text:style-name="T17">д</text:span>емек - качулат петохуйник - нещо средно между бившето МОЧА и шестоъгълния петохуйник, дето беше курдисан на мястото на военния мемориал до НДК. Качулката трябва да е от някоя от наметките на царицата на черешовката и черешовата задушница <text:span text:style-name="T19">[бел. авт. </text:span>а може и на вишновката да е<text:span text:style-name="T19">]</text:span>, мая-мата нолова <text:span text:style-name="T19">[бел. авт. </text:span>или на-тараляна дръндрънчева или на някоя друга птица отровна<text:span text:style-name="T19">]</text:span>, услужливо отстъпила я бременно на лейди евг’миндж, дукеса на Етрополе, маркиз дьо Пазарджик, лорд-ъф-Ибън, барон дьо Майчу-Пичку, да се прави на хубавиц / хубавица за мангалите в родната пазарджишка бхарат ма’ала и да купува и продава по-успешно мангалски гъзове на изродите <text:span text:style-name="T21">[бел.авт. естествено, купени / продадени за БКП (курви) или БСП (содомити)] </text:span>с каквото е станало от добиче на лордовица <text:span text:style-name="T20">[бел. авт. “примоция сфирка 2лв”].</text:span>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6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2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1"> / </text:span><text:span text:style-name="T13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1"> / </text:span><text:span text:style-name="T14">30 сребърника, без ДДС</text:span>) с написаното <text:span text:style-name="T1">и ще бъде познат от </text:span><text:span text:style-name="T15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10-27T10:05:33.310048302</dc:date>
    <meta:editing-duration>P1DT23H20M10S</meta:editing-duration>
    <meta:editing-cycles>32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307" meta:character-count="1981" meta:non-whitespace-character-count="1680"/>
  </office:meta>
</office:document-meta>
</file>